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what extent do social, peer-2-peer or participatory</text:p>
      <text:p text:style-name="P3">financial models democratize capital? </text:p>
      <text:h text:style-name="Heading_20_1" text:outline-level="1">what do I mean by <text:span text:style-name="T1">social, p2p/participatory</text:span> </text:h>
      <text:h text:style-name="Heading_20_2" text:outline-level="2">an appropiration of `Web 2.0' jargon? <text:span text:style-name="T2">Are we seeing a </text:span>reform of banking back to the good old savings and loan</text:h>
      <text:h text:style-name="Heading_20_1" text:outline-level="1">themes</text:h>
      <text:p text:style-name="Standard">what are the principle themes that are problemitised by this question? </text:p>
      <text:h text:style-name="Heading_20_2" text:outline-level="2">nature of captialism and economic democracy</text:h>
      <text:p text:style-name="Standard">Is capitalism inherently undemocratic? even anti-democratic? To what extent can capitalism be democratic? to what extent can the economy be democratic? here I am thinking both in terms of government regulation and in terms of access to services. </text:p>
      <text:h text:style-name="Heading_20_2" text:outline-level="2">social lending</text:h>
      <text:h text:style-name="Heading_20_3" text:outline-level="3">co-operatives, mutual socities, building socities</text:h>
      <text:h text:style-name="Heading_20_2" text:outline-level="2">credit worthiness</text:h>
      <text:p text:style-name="Standard">risk profiling - here I am thinking more about `sub-prime mortgages' and low income households </text:p>
      <text:h text:style-name="Heading_20_2" text:outline-level="2">private banking</text:h>
      <text:p text:style-name="Standard">a system creating money from debt, the making of money from money? Making bankers out of all of us? Capitalising social relations?</text:p>
      <text:h text:style-name="Heading_20_1" text:outline-level="1" text:is-list-header="true"/>
      <text:h text:style-name="P1" text:outline-level="1" text:is-list-header="true"/>
      <text:h text:style-name="Heading_20_1" text:outline-level="1">case studies</text:h>
      <text:p text:style-name="Standard">case studies of `social' financial models </text:p>
      <text:h text:style-name="Heading_20_2" text:outline-level="2">zorba: p2p lending, mediated risk, credit scoring... </text:h>
      <text:p text:style-name="Standard">a virtualisation of the good old savings and loan, provision of a service only as business model, virtualised businesses, customer driven, horizontal structure</text:p>
      <text:h text:style-name="Heading_20_2" text:outline-level="2">open capital</text:h>
      <text:p text:style-name="Standard">the ideas of chris cook demonstrate that participatory economics can scales to infrastrucutre projects of a significant size. <text:s/>Limited Liability Partnership model for community infrastructre projects</text:p>
      <text:h text:style-name="Heading_20_2" text:outline-level="2">secondary examples</text:h>
      <text:p text:style-name="Standard">micro-credit projects and role of credit in development</text:p>
      <text:p text:style-name="Standard">participatory budgeting projects in UK</text:p>
      <text:h text:style-name="Heading_20_1" text:outline-level="1">relationship to NRPE</text:h>
      <text:p text:style-name="Standard">Where is this problem positioned in terms of New Radical Political Economy? </text:p>
      <text:h text:style-name="Heading_20_2" text:outline-level="2">undemocratic financial institutions</text:h>
      <text:p text:style-name="Standard">lack of transparency; impersonal relationships, dehumanised, systematised; restrictions on access; structural (credit scoring) exclusion from services </text:p>
      <text:p text:style-name="Standard">further criticisms of banking institutions and debt money at international level </text:p>
      <text:h text:style-name="P2" text:outline-level="3">banking as a service</text:h>
      <text:p text:style-name="Standard">technology; why don't states provide banking services? </text:p>
      <text:h text:style-name="Heading_20_3" text:outline-level="3">scale - p2p at World Bank tier of economy?</text:h>
      <text:p text:style-name="Standard">does this scale? </text:p>
      <text:h text:style-name="Heading_20_2" text:outline-level="2">money</text:h>
      <text:h text:style-name="Heading_20_3" text:outline-level="3">monetary reform</text:h>
      <text:p text:style-name="Standard">anti-capitalist in the marxist sense; monetary reform as pragmatist </text:p>
      <text:h text:style-name="Heading_20_3" text:outline-level="3">debt free money </text:h>
      <text:p text:style-name="Text_20_body"/>
      <text:p text:style-name="Text_20_body">Frank Kapra It's a wonderful li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b Dyke</dc:creator>
    <dc:date>2007-12-11T00:37:01</dc:date>
    <meta:editing-cycles>2</meta:editing-cycles>
    <meta:editing-duration>PT10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324" meta:character-count="2184"/>
  </office:meta>
</office:document-meta>
</file>